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auto-grow-height="true"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_5f__5f__5f__5f_-title">
      <style:graphic-properties draw:auto-grow-height="true" fo:min-height="2.3cm"/>
    </style:style>
    <style:style style:name="pr4" style:family="presentation" style:parent-style-name="One_20_Column_5f__5f__5f__5f_-outline1">
      <style:graphic-properties fo:min-height="8.884cm"/>
    </style:style>
    <style:style style:name="pr5" style:family="presentation" style:parent-style-name="One_20_Column_5f__5f__5f__5f_-notes">
      <style:graphic-properties draw:fill-color="#ffffff" draw:auto-grow-height="true" fo:min-height="13.364cm"/>
    </style:style>
    <style:style style:name="pr6" style:family="presentation" style:parent-style-name="One_20_Column_5f__5f__5f__5f__5f_-title">
      <style:graphic-properties draw:auto-grow-height="true" fo:min-height="2.3cm"/>
    </style:style>
    <style:style style:name="pr7" style:family="presentation" style:parent-style-name="One_20_Column_5f__5f__5f__5f__5f_-outline1">
      <style:graphic-properties fo:min-height="8.884cm"/>
    </style:style>
    <style:style style:name="pr8" style:family="presentation" style:parent-style-name="One_20_Column_5f__5f__5f__5f__5f_-notes">
      <style:graphic-properties draw:fill-color="#ffffff" draw:auto-grow-height="true" fo:min-height="13.364cm"/>
    </style:style>
    <style:style style:name="pr9" style:family="presentation" style:parent-style-name="One_20_Column_5f__5f__5f__5f__5f__5f_-title">
      <style:graphic-properties draw:auto-grow-height="true" fo:min-height="2.3cm"/>
    </style:style>
    <style:style style:name="pr10" style:family="presentation" style:parent-style-name="One_20_Column_5f__5f__5f__5f__5f__5f_-outline1">
      <style:graphic-properties fo:min-height="8.884cm"/>
    </style:style>
    <style:style style:name="pr11" style:family="presentation" style:parent-style-name="One_20_Column_5f__5f__5f__5f__5f__5f_-notes">
      <style:graphic-properties draw:fill-color="#ffffff" draw:auto-grow-height="true" fo:min-height="13.364cm"/>
    </style:style>
    <style:style style:name="pr12" style:family="presentation" style:parent-style-name="One_20_Column_5f__5f__5f__5f__5f__5f__5f__5f__5f_-title">
      <style:graphic-properties draw:auto-grow-height="true" fo:min-height="2.3cm"/>
    </style:style>
    <style:style style:name="pr13" style:family="presentation" style:parent-style-name="One_20_Column_5f__5f__5f__5f__5f__5f__5f__5f__5f_-outline1">
      <style:graphic-properties fo:min-height="8.884cm"/>
    </style:style>
    <style:style style:name="pr14" style:family="presentation" style:parent-style-name="One_20_Column_5f__5f__5f__5f__5f__5f__5f__5f__5f_-notes">
      <style:graphic-properties draw:fill-color="#ffffff" draw:auto-grow-height="true" fo:min-height="13.364cm"/>
    </style:style>
    <style:style style:name="pr15" style:family="presentation" style:parent-style-name="One_20_Column_5f__5f__5f__5f__5f__5f__5f_-title">
      <style:graphic-properties draw:auto-grow-height="true" fo:min-height="2.3cm"/>
    </style:style>
    <style:style style:name="pr16" style:family="presentation" style:parent-style-name="One_20_Column_5f__5f__5f__5f__5f__5f__5f_-outline1">
      <style:graphic-properties fo:min-height="8.884cm"/>
    </style:style>
    <style:style style:name="pr17" style:family="presentation" style:parent-style-name="One_20_Column_5f__5f__5f__5f__5f__5f__5f_-notes">
      <style:graphic-properties draw:fill-color="#ffffff" draw:auto-grow-height="true" fo:min-height="13.364cm"/>
    </style:style>
    <style:style style:name="pr18" style:family="presentation" style:parent-style-name="One_20_Column_5f__5f__5f__5f__5f__5f__5f__5f_-title">
      <style:graphic-properties draw:auto-grow-height="true" fo:min-height="2.3cm"/>
    </style:style>
    <style:style style:name="pr19" style:family="presentation" style:parent-style-name="One_20_Column_5f__5f__5f__5f__5f__5f__5f__5f_-outline1">
      <style:graphic-properties fo:min-height="8.884cm"/>
    </style:style>
    <style:style style:name="pr20" style:family="presentation" style:parent-style-name="One_20_Column_5f__5f__5f__5f__5f__5f__5f__5f_-notes">
      <style:graphic-properties draw:fill-color="#ffffff" draw:auto-grow-height="true" fo:min-height="13.364cm"/>
    </style:style>
    <style:style style:name="pr21" style:family="presentation" style:parent-style-name="One_20_Column_5f__5f__5f__5f__5f__5f__5f__5f__5f__5f__5f__5f_-title">
      <style:graphic-properties draw:auto-grow-height="true" fo:min-height="2.3cm"/>
    </style:style>
    <style:style style:name="pr22" style:family="presentation" style:parent-style-name="One_20_Column_5f__5f__5f__5f__5f__5f__5f__5f__5f__5f__5f__5f_-outline1">
      <style:graphic-properties fo:min-height="8.884cm"/>
    </style:style>
    <style:style style:name="pr23" style:family="presentation" style:parent-style-name="One_20_Column_5f__5f__5f__5f__5f__5f__5f__5f__5f__5f__5f__5f_-notes">
      <style:graphic-properties draw:fill-color="#ffffff" draw:auto-grow-height="true" fo:min-height="13.364cm"/>
    </style:style>
    <style:style style:name="P1" style:family="paragraph">
      <style:paragraph-properties fo:margin-left="1.27cm" fo:margin-right="0cm" fo:margin-top="0cm" fo:margin-bottom="0cm" fo:line-height="100%" fo:text-align="start" fo:text-indent="-0.863cm" style:punctuation-wrap="hanging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3" style:family="paragraph">
      <loext:graphic-properties draw:fill-color="#ffffff"/>
    </style:style>
    <style:style style:name="P4" style:family="paragraph">
      <style:paragraph-properties style:text-autospace="none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 Rounded MT Bold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a9b7c6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name-complex="DejaVu Sans Mono" style:font-size-complex="32pt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6897bb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name-complex="DejaVu Sans Mono" style:font-size-complex="32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a8759" style:text-outline="false" style:text-line-through-style="none" style:text-line-through-type="none" style:font-name="DejaVu Sans Mono" fo:font-size="32pt" fo:font-style="normal" fo:text-shadow="none" style:text-underline-style="none" fo:font-weight="normal" style:letter-kerning="true" fo:background-color="transparent" style:font-name-asian="DejaVu Sans Mono" style:font-size-asian="32pt" style:font-name-complex="DejaVu Sans Mono" style:font-size-complex="32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c7832" style:text-outline="false" style:text-line-through-style="none" style:text-line-through-type="none" style:font-name="DejaVu Sans Mono" fo:font-size="22pt" fo:font-style="normal" fo:text-shadow="none" style:text-underline-style="none" fo:font-weight="bold" style:letter-kerning="true" fo:background-color="transparent" style:font-name-asian="DejaVu Sans Mono" style:font-size-asian="22pt" style:font-weight-asian="bold" style:font-name-complex="DejaVu Sans Mono" style:font-size-complex="22pt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769aa5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a9b7c6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cc7832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b5b6e3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4b3a3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6a8759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a9b7c6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c7832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6897bb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4b3a3" style:text-outline="false" style:text-line-through-style="none" style:text-line-through-type="none" style:font-name="DejaVu Sans Mono" fo:font-size="22pt" fo:font-style="normal" fo:text-shadow="none" style:text-underline-style="none" fo:font-weight="normal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18" style:family="text">
      <style:text-properties fo:color="#cc7832" style:font-name="DejaVu Sans Mono" fo:font-size="22pt" style:font-name-asian="DejaVu Sans Mono" style:font-size-asian="22pt" style:font-name-complex="DejaVu Sans Mono" style:font-size-complex="22pt"/>
    </style:style>
    <style:style style:name="T19" style:family="text">
      <style:text-properties fo:color="#b5b6e3" style:font-name="DejaVu Sans Mono" fo:font-size="22pt" style:font-name-asian="DejaVu Sans Mono" style:font-size-asian="22pt" style:font-name-complex="DejaVu Sans Mono" style:font-size-complex="22pt"/>
    </style:style>
    <style:style style:name="T20" style:family="text">
      <style:text-properties fo:font-variant="normal" fo:text-transform="none" fo:color="#cc7832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fo:background-color="transparent" style:font-name-asian="DejaVu Sans Mono" style:font-size-asian="24pt" style:font-weight-asian="bold" style:font-name-complex="DejaVu Sans Mono" style:font-size-complex="24pt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a9b7c6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7832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b5b6e3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808080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897bb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6a8759" style:text-outline="false" style:text-line-through-style="none" style:text-line-through-type="none" style:font-name="DejaVu Sans Mono" fo:font-size="24pt" fo:font-style="normal" fo:text-shadow="none" style:text-underline-style="none" fo:font-weight="normal" style:letter-kerning="true" fo:background-color="transparent" style:font-name-asian="DejaVu Sans Mono" style:font-size-asian="24pt" style:font-name-complex="DejaVu Sans Mono" style:font-size-complex="24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808080" style:text-outline="false" style:text-line-through-style="none" style:text-line-through-type="none" style:font-name="DejaVu Sans Mono" fo:font-size="22pt" fo:font-style="normal" fo:text-shadow="none" style:text-underline-style="none" style:letter-kerning="true" fo:background-color="transparent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cc7832" style:text-outline="false" style:text-line-through-style="none" style:text-line-through-type="none" style:font-name="DejaVu Sans Mono" fo:font-size="20pt" fo:font-style="normal" fo:text-shadow="none" style:text-underline-style="none" fo:font-weight="bold" style:letter-kerning="true" fo:background-color="transparent" style:font-name-asian="DejaVu Sans Mono" style:font-size-asian="20pt" style:font-weight-asian="bold" style:font-name-complex="DejaVu Sans Mono" style:font-size-complex="20pt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a9b7c6" style:text-outline="false" style:text-line-through-style="none" style:text-line-through-type="none" style:font-name="DejaVu Sans Mono" fo:font-size="20pt" fo:font-style="normal" fo:text-shadow="none" style:text-underline-style="none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c7832" style:text-outline="false" style:text-line-through-style="none" style:text-line-through-type="none" style:font-name="DejaVu Sans Mono" fo:font-size="20pt" fo:font-style="normal" fo:text-shadow="none" style:text-underline-style="none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5b6e3" style:text-outline="false" style:text-line-through-style="none" style:text-line-through-type="none" style:font-name="DejaVu Sans Mono" fo:font-size="20pt" fo:font-style="normal" fo:text-shadow="none" style:text-underline-style="none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08080" style:text-outline="false" style:text-line-through-style="none" style:text-line-through-type="none" style:font-name="DejaVu Sans Mono" fo:font-size="20pt" fo:font-style="normal" fo:text-shadow="none" style:text-underline-style="none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6897bb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a9b7c6" style:text-outline="false" style:text-line-through-style="none" style:text-line-through-type="none" style:font-name="DejaVu Sans Mono" fo:font-size="20pt" fo:font-style="normal" fo:text-shadow="none" style:text-underline-style="none" fo:font-weight="normal" style:letter-kerning="true" fo:background-color="transparent" style:font-name-asian="DejaVu Sans Mono" style:font-size-asian="20pt" style:font-name-complex="DejaVu Sans Mono" style:font-size-complex="20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layer="layout" svg:width="25cm" svg:height="1.829cm" svg:x="9.8cm" svg:y="4.4cm" presentation:class="title" presentation:user-transformed="true">
          <draw:text-box>
            <text:p>Subscripts</text:p>
          </draw:text-box>
        </draw:frame>
        <draw:frame draw:name="Untertitel 2" draw:style-name="gr1" draw:text-style-name="P2" draw:layer="layout" svg:width="9.64cm" svg:height="1.405cm" svg:x="14.122cm" svg:y="10.904cm">
          <draw:text-box>
            <text:p text:style-name="P1"><text:span text:style-name="T1">Julian Wollersberg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_5f__5f__5f__5f_" presentation:presentation-page-layout-name="AL2T1">
        <draw:frame presentation:style-name="pr3" draw:layer="layout" svg:width="23.2cm" svg:height="2.3cm" svg:x="3.4cm" svg:y="0.9cm" presentation:class="title" presentation:user-transformed="true">
          <draw:text-box>
            <text:p>Allgemein</text:p>
          </draw:text-box>
        </draw:frame>
        <draw:frame presentation:style-name="pr4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<text:span text:style-name="T2">Erweiterte Index-Syntax</text:span><text:span text:style-name="T2"><text:line-break/></text:span><text:span text:style-name="T3">arrr[</text:span><text:span text:style-name="T4">3.141</text:span><text:span text:style-name="T3">]</text:span><text:span text:style-name="T3"><text:line-break/></text:span><text:span text:style-name="T3">matrix[</text:span><text:span text:style-name="T4">42</text:span><text:span text:style-name="T3">.</text:span><text:span text:style-name="T4">0</text:span><text:span text:style-name="T3">][</text:span><text:span text:style-name="T5">"Nero"</text:span><text:span text:style-name="T3">]</text:span></text:p>
              </text:list-item>
              <text:list-item>
                <text:p>Getter, Setter, Privacy</text:p>
              </text:list-item>
              <text:list-item>
                <text:p>Overloading</text:p>
              </text:list-item>
              <text:list-item>
                <text:p>Vererbbar</text:p>
              </text:list-item>
              <text:list-item>
                <text:p>Classes, Structures, Enumerat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_5f__5f__5f__5f__5f_" presentation:presentation-page-layout-name="AL2T1">
        <draw:frame presentation:style-name="pr6" draw:layer="layout" svg:width="23.2cm" svg:height="2.3cm" svg:x="3.4cm" svg:y="0.9cm" presentation:class="title" presentation:user-transformed="true">
          <draw:text-box>
            <text:p>Syntax</text:p>
          </draw:text-box>
        </draw:frame>
        <draw:frame presentation:style-name="pr7" draw:layer="layout" svg:width="23.199cm" svg:height="10.515cm" svg:x="3.4cm" svg:y="3.685cm" presentation:class="outline" presentation:user-transformed="true">
          <draw:text-box>
            <text:p text:style-name="P4"><text:span text:style-name="T6">class </text:span><text:span text:style-name="T7">WonderfulSubscript </text:span><text:span text:style-name="T8">{</text:span><text:span text:style-name="T8"><text:line-break/></text:span><text:span text:style-name="T8"> <text:s text:c="3"/></text:span><text:span text:style-name="T6">subscript</text:span><text:span text:style-name="T8">(index</text:span><text:span text:style-name="T9">: </text:span><text:span text:style-name="T10">Int</text:span><text:span text:style-name="T8">) -&gt; </text:span><text:span text:style-name="T10">Int </text:span><text:span text:style-name="T8">{</text:span><text:span text:style-name="T8"><text:line-break/></text:span><text:span text:style-name="T8"> <text:s text:c="7"/></text:span><text:span text:style-name="T6">get </text:span><text:span text:style-name="T8">{</text:span><text:span text:style-name="T8"><text:line-break/></text:span><text:span text:style-name="T8"> <text:s text:c="11"/></text:span><text:span text:style-name="T6">return </text:span><text:span text:style-name="T11">42</text:span><text:span text:style-name="T11"><text:line-break/></text:span><text:span text:style-name="T11"> <text:s text:c="7"/></text:span><text:span text:style-name="T8">}</text:span><text:span text:style-name="T8"><text:line-break/></text:span><text:span text:style-name="T8"> <text:s text:c="7"/></text:span><text:span text:style-name="T6">set</text:span><text:span text:style-name="T8">(newValue) {</text:span><text:span text:style-name="T8"><text:line-break/></text:span><text:span text:style-name="T8"> <text:s text:c="11"/></text:span><text:span text:style-name="T12">print</text:span><text:span text:style-name="T8">(</text:span><text:span text:style-name="T13">"[</text:span><text:span text:style-name="T9">\</text:span><text:span text:style-name="T8">(index)</text:span><text:span text:style-name="T13">] = </text:span><text:span text:style-name="T9">\</text:span><text:span text:style-name="T8">(newValue)</text:span><text:span text:style-name="T13">"</text:span><text:span text:style-name="T8">)</text:span><text:span text:style-name="T8"><text:line-break/></text:span><text:span text:style-name="T8"> <text:s text:c="7"/>}</text:span><text:span text:style-name="T8"><text:line-break/></text:span><text:span text:style-name="T8"> <text:s text:c="3"/>}</text:span><text:span text:style-name="T8"><text:line-break/></text:span><text:span text:style-name="T8">}</text:span><text:span text:style-name="T8"><text:line-break/></text:span><text:span text:style-name="T6">let </text:span><text:span text:style-name="T14">myWonderfulSubscipt = WonderfulSubscript()</text:span><text:span text:style-name="T15">;</text:span><text:span text:style-name="T15"><text:line-break/></text:span><text:span text:style-name="T14">myWonderfulSubscipt[</text:span><text:span text:style-name="T16">3</text:span><text:span text:style-name="T14">] = </text:span><text:span text:style-name="T16">42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_5f__5f__5f__5f__5f__5f_" presentation:presentation-page-layout-name="AL2T1">
        <draw:frame presentation:style-name="pr9" draw:layer="layout" svg:width="23.2cm" svg:height="2.3cm" svg:x="3.4cm" svg:y="0.9cm" presentation:class="title" presentation:user-transformed="true">
          <draw:text-box>
            <text:p>Nachteil</text:p>
          </draw:text-box>
        </draw:frame>
        <draw:frame presentation:style-name="pr10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Unnötige Syntax</text:p>
              </text:list-item>
              <text:list-item>
                <text:p>Niemand fragte danach</text:p>
              </text:list-item>
              <text:list-item>
                <text:p>Verwirrend, weil Schwarze Magie</text:p>
              </text:list-item>
              <text:list-item>
                <text:p>Alternative:<text:line-break/><text:span text:style-name="T6">class </text:span><text:span text:style-name="T7">NobodyNeedsSubscripts </text:span><text:span text:style-name="T8">{</text:span><text:span text:style-name="T8"><text:line-break/></text:span><text:span text:style-name="T8"> <text:s text:c="3"/></text:span><text:span text:style-name="T6">func </text:span><text:span text:style-name="T12">get</text:span><text:span text:style-name="T8">(</text:span><text:span text:style-name="T12">index</text:span><text:span text:style-name="T9">: </text:span><text:span text:style-name="T8">Complex) -&gt; </text:span><text:span text:style-name="T10">Int </text:span><text:span text:style-name="T8">{ ... }</text:span><text:span text:style-name="T8"><text:line-break/></text:span><text:span text:style-name="T8"> <text:s text:c="3"/></text:span><text:span text:style-name="T6">func </text:span><text:span text:style-name="T17">set</text:span><text:span text:style-name="T14">(</text:span><text:span text:style-name="T17">index</text:span><text:span text:style-name="T15">: </text:span><text:span text:style-name="T14">Complex</text:span><text:span text:style-name="T15">,</text:span><text:span text:style-name="T17">newValue</text:span><text:span text:style-name="T18">:</text:span><text:span text:style-name="T17"> </text:span><text:span text:style-name="T19">Int)</text:span><text:span text:style-name="T14">{...}</text:span><text:span text:style-name="T14"><text:line-break/></text:span><text:span text:style-name="T14">}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_5f__5f__5f__5f__5f__5f__5f__5f__5f_" presentation:presentation-page-layout-name="AL2T1">
        <office:forms form:automatic-focus="false" form:apply-design-mode="false"/>
        <draw:frame presentation:style-name="pr12" draw:layer="layout" svg:width="23.2cm" svg:height="2.3cm" svg:x="3.4cm" svg:y="0.9cm" presentation:class="title" presentation:user-transformed="true">
          <draw:text-box>
            <text:p>Mehrdimensional</text:p>
          </draw:text-box>
        </draw:frame>
        <draw:frame presentation:style-name="pr13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Durch mehrere Index-Parameter<text:line-break/><text:line-break/><text:span text:style-name="T20">subscript</text:span><text:span text:style-name="T21">(x</text:span><text:span text:style-name="T22">: </text:span><text:span text:style-name="T23">Double</text:span><text:span text:style-name="T22">, </text:span><text:span text:style-name="T21">y</text:span><text:span text:style-name="T22">:</text:span><text:span text:style-name="T23">Double</text:span><text:span text:style-name="T22">, </text:span><text:span text:style-name="T21">z</text:span><text:span text:style-name="T22">:</text:span><text:span text:style-name="T23">Double</text:span><text:span text:style-name="T22">,</text:span><text:span text:style-name="T22"><text:line-break/></text:span><text:span text:style-name="T22"> <text:s text:c="9"/></text:span><text:span text:style-name="T21">time</text:span><text:span text:style-name="T22">: </text:span><text:span text:style-name="T21">DateTime) -&gt; Inhalt {</text:span><text:span text:style-name="T21"><text:line-break/></text:span><text:span text:style-name="T21"> <text:s text:c="3"/></text:span><text:span text:style-name="T24">// ...</text:span><text:span text:style-name="T24"><text:line-break/></text:span><text:span text:style-name="T21">}</text:span><text:span text:style-name="T21"><text:line-break/></text:span><text:span text:style-name="T21"><text:line-break/></text:span><text:span text:style-name="T21">raumzeit[</text:span><text:span text:style-name="T25">3</text:span><text:span text:style-name="T21">.</text:span><text:span text:style-name="T25">14</text:span><text:span text:style-name="T21">][</text:span><text:span text:style-name="T25">15</text:span><text:span text:style-name="T21">][</text:span><text:span text:style-name="T25">926</text:span><text:span text:style-name="T21">][</text:span><text:span text:style-name="T26">"2053-05-08</text:span><text:span text:style-name="T26">"</text:span><text:span text:style-name="T21">] = </text:span><text:span text:style-name="T25">42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_5f__5f__5f__5f__5f__5f__5f_" presentation:presentation-page-layout-name="AL2T1">
        <draw:frame presentation:style-name="pr15" draw:layer="layout" svg:width="23.2cm" svg:height="2.3cm" svg:x="3.4cm" svg:y="0.9cm" presentation:class="title" presentation:user-transformed="true">
          <draw:text-box>
            <text:p>Overloading</text:p>
          </draw:text-box>
        </draw:frame>
        <draw:frame presentation:style-name="pr16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Mehrere subscript Blöcke</text:p>
              </text:list-item>
              <text:list-item>
                <text:p>Durch Typ entschieden<text:line-break/><text:span text:style-name="T6">class </text:span><text:span text:style-name="T7">Raumzeit </text:span><text:span text:style-name="T8">{</text:span><text:span text:style-name="T8"><text:line-break/></text:span><text:span text:style-name="T8"> <text:s text:c="3"/></text:span><text:span text:style-name="T6">subscript</text:span><text:span text:style-name="T8">(x</text:span><text:span text:style-name="T9">: </text:span><text:span text:style-name="T10">Double</text:span><text:span text:style-name="T9">, </text:span><text:span text:style-name="T8">y</text:span><text:span text:style-name="T9">: </text:span><text:span text:style-name="T10">Double</text:span><text:span text:style-name="T9">, </text:span><text:span text:style-name="T8">z</text:span><text:span text:style-name="T9">: </text:span><text:span text:style-name="T10">Double</text:span><text:span text:style-name="T9">,</text:span><text:span text:style-name="T9"><text:line-break/></text:span><text:span text:style-name="T9"> <text:s text:c="13"/></text:span><text:span text:style-name="T8">time</text:span><text:span text:style-name="T9">: </text:span><text:span text:style-name="T8">DateTime) -&gt; Inhalt {</text:span><text:span text:style-name="T8"><text:line-break/></text:span><text:span text:style-name="T8"> <text:s text:c="7"/></text:span><text:span text:style-name="T27">// ...</text:span><text:span text:style-name="T27"><text:line-break/></text:span><text:span text:style-name="T27"> <text:s text:c="3"/></text:span><text:span text:style-name="T8">}</text:span><text:span text:style-name="T8"><text:line-break/></text:span><text:span text:style-name="T8"> <text:s text:c="3"/></text:span><text:span text:style-name="T6">subscript</text:span><text:span text:style-name="T14">(point</text:span><text:span text:style-name="T15">: </text:span><text:span text:style-name="T14">RaumZeitPunkt) -&gt; Inhalt {</text:span><text:span text:style-name="T14"><text:line-break/></text:span><text:span text:style-name="T14"> <text:s text:c="7"/></text:span><text:span text:style-name="T14"><text:line-break/></text:span><text:span text:style-name="T14"> <text:s text:c="3"/>}</text:span><text:span text:style-name="T14"><text:line-break/></text:span><text:span text:style-name="T14">}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_5f__5f__5f__5f__5f__5f__5f__5f_" presentation:presentation-page-layout-name="AL2T1">
        <draw:frame presentation:style-name="pr18" draw:layer="layout" svg:width="23.2cm" svg:height="2.3cm" svg:x="3.4cm" svg:y="0.9cm" presentation:class="title" presentation:user-transformed="true">
          <draw:text-box>
            <text:p>Verkürzungen</text:p>
          </draw:text-box>
        </draw:frame>
        <draw:frame presentation:style-name="pr19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Read-Only<text:line-break/><text:span text:style-name="T28">subscript</text:span><text:span text:style-name="T29">(index</text:span><text:span text:style-name="T30">: </text:span><text:span text:style-name="T31">Int</text:span><text:span text:style-name="T29">) -&gt; </text:span><text:span text:style-name="T31">Int </text:span><text:span text:style-name="T29">{</text:span><text:span text:style-name="T32"><text:line-break/></text:span><text:span text:style-name="T32"> <text:s text:c="3"/></text:span><text:span text:style-name="T28">return </text:span><text:span text:style-name="T33">42 </text:span><text:span text:style-name="T33"><text:line-break/></text:span><text:span text:style-name="T34">}</text:span></text:p>
              </text:list-item>
              <text:list-item>
                <text:p>Implicit newValue parameter<text:line-break/><text:span text:style-name="T28">subscript</text:span><text:span text:style-name="T29">(agent</text:span><text:span text:style-name="T30">: </text:span><text:span text:style-name="T31">String</text:span><text:span text:style-name="T29">) -&gt; Agent? {</text:span><text:span text:style-name="T29"><text:line-break/></text:span><text:span text:style-name="T29"> <text:s text:c="3"/></text:span><text:span text:style-name="T28">get </text:span><text:span text:style-name="T29">{ }</text:span><text:span text:style-name="T29"><text:line-break/></text:span><text:span text:style-name="T29"> <text:s text:c="3"/></text:span><text:span text:style-name="T28">set </text:span><text:span text:style-name="T34">{</text:span><text:span text:style-name="T34"><text:line-break/></text:span><text:span text:style-name="T34"> <text:s text:c="7"/>internalDict[agent] = newValue</text:span><text:span text:style-name="T34"><text:line-break/></text:span><text:span text:style-name="T34"> <text:s text:c="3"/>}</text:span><text:span text:style-name="T34"><text:line-break/></text:span><text:span text:style-name="T34">}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_5f__5f__5f__5f__5f__5f__5f__5f__5f__5f__5f__5f_" presentation:presentation-page-layout-name="AL2T1">
        <draw:frame presentation:style-name="pr21" draw:layer="layout" svg:width="23.2cm" svg:height="2.3cm" svg:x="3.4cm" svg:y="0.9cm" presentation:class="title" presentation:user-transformed="true">
          <draw:text-box>
            <text:p>Beispiel</text:p>
          </draw:text-box>
        </draw:frame>
        <draw:frame presentation:style-name="pr22" draw:layer="layout" svg:width="23.199cm" svg:height="10.515cm" svg:x="3.4cm" svg:y="3.685cm" presentation:class="outline" presentation:user-transformed="true">
          <draw:text-box>
            <text:list text:style-name="L3">
              <text:list-item>
                <text:p>Index mit String und read-only:<text:line-break/>Gibt die Antwort auf das Leben, das Universum und alles zurück.</text:p>
              </text:list-item>
              <text:list-item>
                <text:p>Eigenes Dictionary mit 2 Indizes:<text:line-break/>Wochentag (als Enum) und Schulstunde liefern den Lehrer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Rounded MT Bold" svg:font-family="'Arial Rounded MT Bol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Montserrat" fo:font-family="Montserrat" fo:font-size="40pt" fo:font-style="normal" fo:text-shadow="none" style:text-underline-style="none" fo:font-weight="bold" style:letter-kerning="true" fo:background-color="transparent" style:font-size-asian="40pt" style:font-weight-asian="bold" style:font-size-complex="40pt" style:font-weight-complex="bold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2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2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2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2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2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shrink-to-fit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2cm" fo:margin-bottom="0cm"/>
      <style:text-properties fo:font-size="28pt"/>
    </style:style>
    <style:style style:name="One_20_Column_5f_-outline3" style:display-name="One Column_-outline3" style:family="presentation" style:parent-style-name="One_20_Column_5f_-outline2">
      <style:paragraph-properties fo:margin-top="0.2cm" fo:margin-bottom="0cm"/>
      <style:text-properties fo:font-size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/>
    </style:style>
    <style:style style:name="One_20_Column_5f_-outline5" style:display-name="One Column_-outline5" style:family="presentation" style:parent-style-name="One_20_Column_5f_-outline4">
      <style:paragraph-properties fo:margin-top="0.2cm" fo:margin-bottom="0cm"/>
      <style:text-properties fo:font-size="20pt"/>
    </style:style>
    <style:style style:name="One_20_Column_5f_-outline6" style:display-name="One Column_-outline6" style:family="presentation" style:parent-style-name="One_20_Column_5f_-outline5">
      <style:paragraph-properties fo:margin-top="0.2cm" fo:margin-bottom="0cm"/>
      <style:text-properties fo:font-size="20pt"/>
    </style:style>
    <style:style style:name="One_20_Column_5f_-outline7" style:display-name="One Column_-outline7" style:family="presentation" style:parent-style-name="One_20_Column_5f_-outline6">
      <style:paragraph-properties fo:margin-top="0.2cm" fo:margin-bottom="0cm"/>
      <style:text-properties fo:font-size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-background" style:display-name="One Column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-backgroundobjects" style:display-name="One Column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-notes" style:display-name="One Column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-outline1" style:display-name="One Column__-outline1" style:family="presentation">
      <style:graphic-properties draw:stroke="none" draw:fill="none" draw:auto-grow-height="false" draw:fit-to-size="shrink-to-fit" style:shrink-to-fit="true">
        <text:list-style style:name="One_20_Column_5f__5f_-outline1" style:display-name="One Colum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-outline2" style:display-name="One Column__-outline2" style:family="presentation" style:parent-style-name="One_20_Column_5f__5f_-outline1">
      <style:paragraph-properties fo:margin-top="0.2cm" fo:margin-bottom="0cm"/>
      <style:text-properties fo:font-size="28pt"/>
    </style:style>
    <style:style style:name="One_20_Column_5f__5f_-outline3" style:display-name="One Column__-outline3" style:family="presentation" style:parent-style-name="One_20_Column_5f__5f_-outline2">
      <style:paragraph-properties fo:margin-top="0.2cm" fo:margin-bottom="0cm"/>
      <style:text-properties fo:font-size="24pt"/>
    </style:style>
    <style:style style:name="One_20_Column_5f__5f_-outline4" style:display-name="One Column__-outline4" style:family="presentation" style:parent-style-name="One_20_Column_5f__5f_-outline3">
      <style:paragraph-properties fo:margin-top="0.2cm" fo:margin-bottom="0cm"/>
      <style:text-properties fo:font-size="20pt"/>
    </style:style>
    <style:style style:name="One_20_Column_5f__5f_-outline5" style:display-name="One Column__-outline5" style:family="presentation" style:parent-style-name="One_20_Column_5f__5f_-outline4">
      <style:paragraph-properties fo:margin-top="0.2cm" fo:margin-bottom="0cm"/>
      <style:text-properties fo:font-size="20pt"/>
    </style:style>
    <style:style style:name="One_20_Column_5f__5f_-outline6" style:display-name="One Column__-outline6" style:family="presentation" style:parent-style-name="One_20_Column_5f__5f_-outline5">
      <style:paragraph-properties fo:margin-top="0.2cm" fo:margin-bottom="0cm"/>
      <style:text-properties fo:font-size="20pt"/>
    </style:style>
    <style:style style:name="One_20_Column_5f__5f_-outline7" style:display-name="One Column__-outline7" style:family="presentation" style:parent-style-name="One_20_Column_5f__5f_-outline6">
      <style:paragraph-properties fo:margin-top="0.2cm" fo:margin-bottom="0cm"/>
      <style:text-properties fo:font-size="20pt"/>
    </style:style>
    <style:style style:name="One_20_Column_5f__5f_-outline8" style:display-name="One Column__-outline8" style:family="presentation" style:parent-style-name="One_20_Column_5f__5f_-outline7">
      <style:paragraph-properties fo:margin-top="0.1cm" fo:margin-bottom="0cm"/>
      <style:text-properties fo:font-size="20pt"/>
    </style:style>
    <style:style style:name="One_20_Column_5f__5f_-outline9" style:display-name="One Column__-outline9" style:family="presentation" style:parent-style-name="One_20_Column_5f__5f_-outline8">
      <style:paragraph-properties fo:margin-top="0.1cm" fo:margin-bottom="0cm"/>
      <style:text-properties fo:font-size="20pt"/>
    </style:style>
    <style:style style:name="One_20_Column_5f__5f_-subtitle" style:display-name="One Column__-subtitle" style:family="presentation">
      <style:graphic-properties draw:stroke="none" draw:fill="none" draw:textarea-vertical-align="middle">
        <text:list-style style:name="One_20_Column_5f__5f_-subtitle" style:display-name="One Column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-title" style:display-name="One Column__-title" style:family="presentation">
      <style:graphic-properties draw:stroke="none" draw:fill="none" draw:textarea-vertical-align="middle">
        <text:list-style style:name="One_20_Column_5f__5f_-title" style:display-name="One Column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-background" style:display-name="One Column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-backgroundobjects" style:display-name="One Column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-notes" style:display-name="One Column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-outline1" style:display-name="One Column___-outline1" style:family="presentation">
      <style:graphic-properties draw:stroke="none" draw:fill="none" draw:auto-grow-height="false" draw:fit-to-size="shrink-to-fit" style:shrink-to-fit="true">
        <text:list-style style:name="One_20_Column_5f__5f__5f_-outline1" style:display-name="One Column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-outline2" style:display-name="One Column___-outline2" style:family="presentation" style:parent-style-name="One_20_Column_5f__5f__5f_-outline1">
      <style:paragraph-properties fo:margin-top="0.2cm" fo:margin-bottom="0cm"/>
      <style:text-properties fo:font-size="28pt"/>
    </style:style>
    <style:style style:name="One_20_Column_5f__5f__5f_-outline3" style:display-name="One Column___-outline3" style:family="presentation" style:parent-style-name="One_20_Column_5f__5f__5f_-outline2">
      <style:paragraph-properties fo:margin-top="0.2cm" fo:margin-bottom="0cm"/>
      <style:text-properties fo:font-size="24pt"/>
    </style:style>
    <style:style style:name="One_20_Column_5f__5f__5f_-outline4" style:display-name="One Column___-outline4" style:family="presentation" style:parent-style-name="One_20_Column_5f__5f__5f_-outline3">
      <style:paragraph-properties fo:margin-top="0.2cm" fo:margin-bottom="0cm"/>
      <style:text-properties fo:font-size="20pt"/>
    </style:style>
    <style:style style:name="One_20_Column_5f__5f__5f_-outline5" style:display-name="One Column___-outline5" style:family="presentation" style:parent-style-name="One_20_Column_5f__5f__5f_-outline4">
      <style:paragraph-properties fo:margin-top="0.2cm" fo:margin-bottom="0cm"/>
      <style:text-properties fo:font-size="20pt"/>
    </style:style>
    <style:style style:name="One_20_Column_5f__5f__5f_-outline6" style:display-name="One Column___-outline6" style:family="presentation" style:parent-style-name="One_20_Column_5f__5f__5f_-outline5">
      <style:paragraph-properties fo:margin-top="0.2cm" fo:margin-bottom="0cm"/>
      <style:text-properties fo:font-size="20pt"/>
    </style:style>
    <style:style style:name="One_20_Column_5f__5f__5f_-outline7" style:display-name="One Column___-outline7" style:family="presentation" style:parent-style-name="One_20_Column_5f__5f__5f_-outline6">
      <style:paragraph-properties fo:margin-top="0.2cm" fo:margin-bottom="0cm"/>
      <style:text-properties fo:font-size="20pt"/>
    </style:style>
    <style:style style:name="One_20_Column_5f__5f__5f_-outline8" style:display-name="One Column___-outline8" style:family="presentation" style:parent-style-name="One_20_Column_5f__5f__5f_-outline7">
      <style:paragraph-properties fo:margin-top="0.1cm" fo:margin-bottom="0cm"/>
      <style:text-properties fo:font-size="20pt"/>
    </style:style>
    <style:style style:name="One_20_Column_5f__5f__5f_-outline9" style:display-name="One Column___-outline9" style:family="presentation" style:parent-style-name="One_20_Column_5f__5f__5f_-outline8">
      <style:paragraph-properties fo:margin-top="0.1cm" fo:margin-bottom="0cm"/>
      <style:text-properties fo:font-size="20pt"/>
    </style:style>
    <style:style style:name="One_20_Column_5f__5f__5f_-subtitle" style:display-name="One Column___-subtitle" style:family="presentation">
      <style:graphic-properties draw:stroke="none" draw:fill="none" draw:textarea-vertical-align="middle">
        <text:list-style style:name="One_20_Column_5f__5f__5f_-subtitle" style:display-name="One Column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-title" style:display-name="One Column___-title" style:family="presentation">
      <style:graphic-properties draw:stroke="none" draw:fill="none" draw:textarea-vertical-align="middle">
        <text:list-style style:name="One_20_Column_5f__5f__5f_-title" style:display-name="One Column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-background" style:display-name="One Column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-backgroundobjects" style:display-name="One Column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-notes" style:display-name="One Column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-outline1" style:display-name="One Column____-outline1" style:family="presentation">
      <style:graphic-properties draw:stroke="none" draw:fill="none" draw:auto-grow-height="false" draw:fit-to-size="shrink-to-fit" style:shrink-to-fit="true">
        <text:list-style style:name="One_20_Column_5f__5f__5f__5f_-outline1" style:display-name="One Column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-outline2" style:display-name="One Column____-outline2" style:family="presentation" style:parent-style-name="One_20_Column_5f__5f__5f__5f_-outline1">
      <style:paragraph-properties fo:margin-top="0.2cm" fo:margin-bottom="0cm"/>
      <style:text-properties fo:font-size="28pt"/>
    </style:style>
    <style:style style:name="One_20_Column_5f__5f__5f__5f_-outline3" style:display-name="One Column____-outline3" style:family="presentation" style:parent-style-name="One_20_Column_5f__5f__5f__5f_-outline2">
      <style:paragraph-properties fo:margin-top="0.2cm" fo:margin-bottom="0cm"/>
      <style:text-properties fo:font-size="24pt"/>
    </style:style>
    <style:style style:name="One_20_Column_5f__5f__5f__5f_-outline4" style:display-name="One Column____-outline4" style:family="presentation" style:parent-style-name="One_20_Column_5f__5f__5f__5f_-outline3">
      <style:paragraph-properties fo:margin-top="0.2cm" fo:margin-bottom="0cm"/>
      <style:text-properties fo:font-size="20pt"/>
    </style:style>
    <style:style style:name="One_20_Column_5f__5f__5f__5f_-outline5" style:display-name="One Column____-outline5" style:family="presentation" style:parent-style-name="One_20_Column_5f__5f__5f__5f_-outline4">
      <style:paragraph-properties fo:margin-top="0.2cm" fo:margin-bottom="0cm"/>
      <style:text-properties fo:font-size="20pt"/>
    </style:style>
    <style:style style:name="One_20_Column_5f__5f__5f__5f_-outline6" style:display-name="One Column____-outline6" style:family="presentation" style:parent-style-name="One_20_Column_5f__5f__5f__5f_-outline5">
      <style:paragraph-properties fo:margin-top="0.2cm" fo:margin-bottom="0cm"/>
      <style:text-properties fo:font-size="20pt"/>
    </style:style>
    <style:style style:name="One_20_Column_5f__5f__5f__5f_-outline7" style:display-name="One Column____-outline7" style:family="presentation" style:parent-style-name="One_20_Column_5f__5f__5f__5f_-outline6">
      <style:paragraph-properties fo:margin-top="0.2cm" fo:margin-bottom="0cm"/>
      <style:text-properties fo:font-size="20pt"/>
    </style:style>
    <style:style style:name="One_20_Column_5f__5f__5f__5f_-outline8" style:display-name="One Column____-outline8" style:family="presentation" style:parent-style-name="One_20_Column_5f__5f__5f__5f_-outline7">
      <style:paragraph-properties fo:margin-top="0.1cm" fo:margin-bottom="0cm"/>
      <style:text-properties fo:font-size="20pt"/>
    </style:style>
    <style:style style:name="One_20_Column_5f__5f__5f__5f_-outline9" style:display-name="One Column____-outline9" style:family="presentation" style:parent-style-name="One_20_Column_5f__5f__5f__5f_-outline8">
      <style:paragraph-properties fo:margin-top="0.1cm" fo:margin-bottom="0cm"/>
      <style:text-properties fo:font-size="20pt"/>
    </style:style>
    <style:style style:name="One_20_Column_5f__5f__5f__5f_-subtitle" style:display-name="One Column____-subtitle" style:family="presentation">
      <style:graphic-properties draw:stroke="none" draw:fill="none" draw:textarea-vertical-align="middle">
        <text:list-style style:name="One_20_Column_5f__5f__5f__5f_-subtitle" style:display-name="One Column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-title" style:display-name="One Column____-title" style:family="presentation">
      <style:graphic-properties draw:stroke="none" draw:fill="none" draw:textarea-vertical-align="middle">
        <text:list-style style:name="One_20_Column_5f__5f__5f__5f_-title" style:display-name="One Column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-background" style:display-name="One Column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-backgroundobjects" style:display-name="One Column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-notes" style:display-name="One Column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-outline1" style:display-name="One Column_____-outline1" style:family="presentation">
      <style:graphic-properties draw:stroke="none" draw:fill="none" draw:auto-grow-height="false" draw:fit-to-size="shrink-to-fit" style:shrink-to-fit="true">
        <text:list-style style:name="One_20_Column_5f__5f__5f__5f__5f_-outline1" style:display-name="One Column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-outline2" style:display-name="One Column_____-outline2" style:family="presentation" style:parent-style-name="One_20_Column_5f__5f__5f__5f__5f_-outline1">
      <style:paragraph-properties fo:margin-top="0.2cm" fo:margin-bottom="0cm"/>
      <style:text-properties fo:font-size="28pt"/>
    </style:style>
    <style:style style:name="One_20_Column_5f__5f__5f__5f__5f_-outline3" style:display-name="One Column_____-outline3" style:family="presentation" style:parent-style-name="One_20_Column_5f__5f__5f__5f__5f_-outline2">
      <style:paragraph-properties fo:margin-top="0.2cm" fo:margin-bottom="0cm"/>
      <style:text-properties fo:font-size="24pt"/>
    </style:style>
    <style:style style:name="One_20_Column_5f__5f__5f__5f__5f_-outline4" style:display-name="One Column_____-outline4" style:family="presentation" style:parent-style-name="One_20_Column_5f__5f__5f__5f__5f_-outline3">
      <style:paragraph-properties fo:margin-top="0.2cm" fo:margin-bottom="0cm"/>
      <style:text-properties fo:font-size="20pt"/>
    </style:style>
    <style:style style:name="One_20_Column_5f__5f__5f__5f__5f_-outline5" style:display-name="One Column_____-outline5" style:family="presentation" style:parent-style-name="One_20_Column_5f__5f__5f__5f__5f_-outline4">
      <style:paragraph-properties fo:margin-top="0.2cm" fo:margin-bottom="0cm"/>
      <style:text-properties fo:font-size="20pt"/>
    </style:style>
    <style:style style:name="One_20_Column_5f__5f__5f__5f__5f_-outline6" style:display-name="One Column_____-outline6" style:family="presentation" style:parent-style-name="One_20_Column_5f__5f__5f__5f__5f_-outline5">
      <style:paragraph-properties fo:margin-top="0.2cm" fo:margin-bottom="0cm"/>
      <style:text-properties fo:font-size="20pt"/>
    </style:style>
    <style:style style:name="One_20_Column_5f__5f__5f__5f__5f_-outline7" style:display-name="One Column_____-outline7" style:family="presentation" style:parent-style-name="One_20_Column_5f__5f__5f__5f__5f_-outline6">
      <style:paragraph-properties fo:margin-top="0.2cm" fo:margin-bottom="0cm"/>
      <style:text-properties fo:font-size="20pt"/>
    </style:style>
    <style:style style:name="One_20_Column_5f__5f__5f__5f__5f_-outline8" style:display-name="One Column_____-outline8" style:family="presentation" style:parent-style-name="One_20_Column_5f__5f__5f__5f__5f_-outline7">
      <style:paragraph-properties fo:margin-top="0.1cm" fo:margin-bottom="0cm"/>
      <style:text-properties fo:font-size="20pt"/>
    </style:style>
    <style:style style:name="One_20_Column_5f__5f__5f__5f__5f_-outline9" style:display-name="One Column_____-outline9" style:family="presentation" style:parent-style-name="One_20_Column_5f__5f__5f__5f__5f_-outline8">
      <style:paragraph-properties fo:margin-top="0.1cm" fo:margin-bottom="0cm"/>
      <style:text-properties fo:font-size="20pt"/>
    </style:style>
    <style:style style:name="One_20_Column_5f__5f__5f__5f__5f_-subtitle" style:display-name="One Column_____-subtitle" style:family="presentation">
      <style:graphic-properties draw:stroke="none" draw:fill="none" draw:textarea-vertical-align="middle">
        <text:list-style style:name="One_20_Column_5f__5f__5f__5f__5f_-subtitle" style:display-name="One Column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-title" style:display-name="One Column_____-title" style:family="presentation">
      <style:graphic-properties draw:stroke="none" draw:fill="none" draw:textarea-vertical-align="middle">
        <text:list-style style:name="One_20_Column_5f__5f__5f__5f__5f_-title" style:display-name="One Column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-background" style:display-name="One Column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-backgroundobjects" style:display-name="One Column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-notes" style:display-name="One Column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-outline1" style:display-name="One Column______-outline1" style:family="presentation">
      <style:graphic-properties draw:stroke="none" draw:fill="none" draw:auto-grow-height="false" draw:fit-to-size="shrink-to-fit" style:shrink-to-fit="true">
        <text:list-style style:name="One_20_Column_5f__5f__5f__5f__5f__5f_-outline1" style:display-name="One Column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-outline2" style:display-name="One Column______-outline2" style:family="presentation" style:parent-style-name="One_20_Column_5f__5f__5f__5f__5f__5f_-outline1">
      <style:paragraph-properties fo:margin-top="0.2cm" fo:margin-bottom="0cm"/>
      <style:text-properties fo:font-size="28pt"/>
    </style:style>
    <style:style style:name="One_20_Column_5f__5f__5f__5f__5f__5f_-outline3" style:display-name="One Column______-outline3" style:family="presentation" style:parent-style-name="One_20_Column_5f__5f__5f__5f__5f__5f_-outline2">
      <style:paragraph-properties fo:margin-top="0.2cm" fo:margin-bottom="0cm"/>
      <style:text-properties fo:font-size="24pt"/>
    </style:style>
    <style:style style:name="One_20_Column_5f__5f__5f__5f__5f__5f_-outline4" style:display-name="One Column______-outline4" style:family="presentation" style:parent-style-name="One_20_Column_5f__5f__5f__5f__5f__5f_-outline3">
      <style:paragraph-properties fo:margin-top="0.2cm" fo:margin-bottom="0cm"/>
      <style:text-properties fo:font-size="20pt"/>
    </style:style>
    <style:style style:name="One_20_Column_5f__5f__5f__5f__5f__5f_-outline5" style:display-name="One Column______-outline5" style:family="presentation" style:parent-style-name="One_20_Column_5f__5f__5f__5f__5f__5f_-outline4">
      <style:paragraph-properties fo:margin-top="0.2cm" fo:margin-bottom="0cm"/>
      <style:text-properties fo:font-size="20pt"/>
    </style:style>
    <style:style style:name="One_20_Column_5f__5f__5f__5f__5f__5f_-outline6" style:display-name="One Column______-outline6" style:family="presentation" style:parent-style-name="One_20_Column_5f__5f__5f__5f__5f__5f_-outline5">
      <style:paragraph-properties fo:margin-top="0.2cm" fo:margin-bottom="0cm"/>
      <style:text-properties fo:font-size="20pt"/>
    </style:style>
    <style:style style:name="One_20_Column_5f__5f__5f__5f__5f__5f_-outline7" style:display-name="One Column______-outline7" style:family="presentation" style:parent-style-name="One_20_Column_5f__5f__5f__5f__5f__5f_-outline6">
      <style:paragraph-properties fo:margin-top="0.2cm" fo:margin-bottom="0cm"/>
      <style:text-properties fo:font-size="20pt"/>
    </style:style>
    <style:style style:name="One_20_Column_5f__5f__5f__5f__5f__5f_-outline8" style:display-name="One Column______-outline8" style:family="presentation" style:parent-style-name="One_20_Column_5f__5f__5f__5f__5f__5f_-outline7">
      <style:paragraph-properties fo:margin-top="0.1cm" fo:margin-bottom="0cm"/>
      <style:text-properties fo:font-size="20pt"/>
    </style:style>
    <style:style style:name="One_20_Column_5f__5f__5f__5f__5f__5f_-outline9" style:display-name="One Column______-outline9" style:family="presentation" style:parent-style-name="One_20_Column_5f__5f__5f__5f__5f__5f_-outline8">
      <style:paragraph-properties fo:margin-top="0.1cm" fo:margin-bottom="0cm"/>
      <style:text-properties fo:font-size="20pt"/>
    </style:style>
    <style:style style:name="One_20_Column_5f__5f__5f__5f__5f__5f_-subtitle" style:display-name="One Column______-subtitle" style:family="presentation">
      <style:graphic-properties draw:stroke="none" draw:fill="none" draw:textarea-vertical-align="middle">
        <text:list-style style:name="One_20_Column_5f__5f__5f__5f__5f__5f_-subtitle" style:display-name="One Column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-title" style:display-name="One Column______-title" style:family="presentation">
      <style:graphic-properties draw:stroke="none" draw:fill="none" draw:textarea-vertical-align="middle">
        <text:list-style style:name="One_20_Column_5f__5f__5f__5f__5f__5f_-title" style:display-name="One Column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-background" style:display-name="One Column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-backgroundobjects" style:display-name="One Column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-notes" style:display-name="One Column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-outline1" style:display-name="One Column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-outline1" style:display-name="One Column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-outline2" style:display-name="One Column_______-outline2" style:family="presentation" style:parent-style-name="One_20_Column_5f__5f__5f__5f__5f__5f__5f_-outline1">
      <style:paragraph-properties fo:margin-top="0.2cm" fo:margin-bottom="0cm"/>
      <style:text-properties fo:font-size="28pt"/>
    </style:style>
    <style:style style:name="One_20_Column_5f__5f__5f__5f__5f__5f__5f_-outline3" style:display-name="One Column_______-outline3" style:family="presentation" style:parent-style-name="One_20_Column_5f__5f__5f__5f__5f__5f__5f_-outline2">
      <style:paragraph-properties fo:margin-top="0.2cm" fo:margin-bottom="0cm"/>
      <style:text-properties fo:font-size="24pt"/>
    </style:style>
    <style:style style:name="One_20_Column_5f__5f__5f__5f__5f__5f__5f_-outline4" style:display-name="One Column_______-outline4" style:family="presentation" style:parent-style-name="One_20_Column_5f__5f__5f__5f__5f__5f__5f_-outline3">
      <style:paragraph-properties fo:margin-top="0.2cm" fo:margin-bottom="0cm"/>
      <style:text-properties fo:font-size="20pt"/>
    </style:style>
    <style:style style:name="One_20_Column_5f__5f__5f__5f__5f__5f__5f_-outline5" style:display-name="One Column_______-outline5" style:family="presentation" style:parent-style-name="One_20_Column_5f__5f__5f__5f__5f__5f__5f_-outline4">
      <style:paragraph-properties fo:margin-top="0.2cm" fo:margin-bottom="0cm"/>
      <style:text-properties fo:font-size="20pt"/>
    </style:style>
    <style:style style:name="One_20_Column_5f__5f__5f__5f__5f__5f__5f_-outline6" style:display-name="One Column_______-outline6" style:family="presentation" style:parent-style-name="One_20_Column_5f__5f__5f__5f__5f__5f__5f_-outline5">
      <style:paragraph-properties fo:margin-top="0.2cm" fo:margin-bottom="0cm"/>
      <style:text-properties fo:font-size="20pt"/>
    </style:style>
    <style:style style:name="One_20_Column_5f__5f__5f__5f__5f__5f__5f_-outline7" style:display-name="One Column_______-outline7" style:family="presentation" style:parent-style-name="One_20_Column_5f__5f__5f__5f__5f__5f__5f_-outline6">
      <style:paragraph-properties fo:margin-top="0.2cm" fo:margin-bottom="0cm"/>
      <style:text-properties fo:font-size="20pt"/>
    </style:style>
    <style:style style:name="One_20_Column_5f__5f__5f__5f__5f__5f__5f_-outline8" style:display-name="One Column_______-outline8" style:family="presentation" style:parent-style-name="One_20_Column_5f__5f__5f__5f__5f__5f__5f_-outline7">
      <style:paragraph-properties fo:margin-top="0.1cm" fo:margin-bottom="0cm"/>
      <style:text-properties fo:font-size="20pt"/>
    </style:style>
    <style:style style:name="One_20_Column_5f__5f__5f__5f__5f__5f__5f_-outline9" style:display-name="One Column_______-outline9" style:family="presentation" style:parent-style-name="One_20_Column_5f__5f__5f__5f__5f__5f__5f_-outline8">
      <style:paragraph-properties fo:margin-top="0.1cm" fo:margin-bottom="0cm"/>
      <style:text-properties fo:font-size="20pt"/>
    </style:style>
    <style:style style:name="One_20_Column_5f__5f__5f__5f__5f__5f__5f_-subtitle" style:display-name="One Column_______-subtitle" style:family="presentation">
      <style:graphic-properties draw:stroke="none" draw:fill="none" draw:textarea-vertical-align="middle">
        <text:list-style style:name="One_20_Column_5f__5f__5f__5f__5f__5f__5f_-subtitle" style:display-name="One Column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-title" style:display-name="One Column_______-title" style:family="presentation">
      <style:graphic-properties draw:stroke="none" draw:fill="none" draw:textarea-vertical-align="middle">
        <text:list-style style:name="One_20_Column_5f__5f__5f__5f__5f__5f__5f_-title" style:display-name="One Column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-background" style:display-name="One Column_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_5f_-backgroundobjects" style:display-name="One Column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_5f_-notes" style:display-name="One Column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-outline1" style:display-name="One Column_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_5f_-outline1" style:display-name="One Column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-outline2" style:display-name="One Column________-outline2" style:family="presentation" style:parent-style-name="One_20_Column_5f__5f__5f__5f__5f__5f__5f__5f_-outline1">
      <style:paragraph-properties fo:margin-top="0.2cm" fo:margin-bottom="0cm"/>
      <style:text-properties fo:font-size="28pt"/>
    </style:style>
    <style:style style:name="One_20_Column_5f__5f__5f__5f__5f__5f__5f__5f_-outline3" style:display-name="One Column________-outline3" style:family="presentation" style:parent-style-name="One_20_Column_5f__5f__5f__5f__5f__5f__5f__5f_-outline2">
      <style:paragraph-properties fo:margin-top="0.2cm" fo:margin-bottom="0cm"/>
      <style:text-properties fo:font-size="24pt"/>
    </style:style>
    <style:style style:name="One_20_Column_5f__5f__5f__5f__5f__5f__5f__5f_-outline4" style:display-name="One Column________-outline4" style:family="presentation" style:parent-style-name="One_20_Column_5f__5f__5f__5f__5f__5f__5f__5f_-outline3">
      <style:paragraph-properties fo:margin-top="0.2cm" fo:margin-bottom="0cm"/>
      <style:text-properties fo:font-size="20pt"/>
    </style:style>
    <style:style style:name="One_20_Column_5f__5f__5f__5f__5f__5f__5f__5f_-outline5" style:display-name="One Column________-outline5" style:family="presentation" style:parent-style-name="One_20_Column_5f__5f__5f__5f__5f__5f__5f__5f_-outline4">
      <style:paragraph-properties fo:margin-top="0.2cm" fo:margin-bottom="0cm"/>
      <style:text-properties fo:font-size="20pt"/>
    </style:style>
    <style:style style:name="One_20_Column_5f__5f__5f__5f__5f__5f__5f__5f_-outline6" style:display-name="One Column________-outline6" style:family="presentation" style:parent-style-name="One_20_Column_5f__5f__5f__5f__5f__5f__5f__5f_-outline5">
      <style:paragraph-properties fo:margin-top="0.2cm" fo:margin-bottom="0cm"/>
      <style:text-properties fo:font-size="20pt"/>
    </style:style>
    <style:style style:name="One_20_Column_5f__5f__5f__5f__5f__5f__5f__5f_-outline7" style:display-name="One Column________-outline7" style:family="presentation" style:parent-style-name="One_20_Column_5f__5f__5f__5f__5f__5f__5f__5f_-outline6">
      <style:paragraph-properties fo:margin-top="0.2cm" fo:margin-bottom="0cm"/>
      <style:text-properties fo:font-size="20pt"/>
    </style:style>
    <style:style style:name="One_20_Column_5f__5f__5f__5f__5f__5f__5f__5f_-outline8" style:display-name="One Column________-outline8" style:family="presentation" style:parent-style-name="One_20_Column_5f__5f__5f__5f__5f__5f__5f__5f_-outline7">
      <style:paragraph-properties fo:margin-top="0.1cm" fo:margin-bottom="0cm"/>
      <style:text-properties fo:font-size="20pt"/>
    </style:style>
    <style:style style:name="One_20_Column_5f__5f__5f__5f__5f__5f__5f__5f_-outline9" style:display-name="One Column________-outline9" style:family="presentation" style:parent-style-name="One_20_Column_5f__5f__5f__5f__5f__5f__5f__5f_-outline8">
      <style:paragraph-properties fo:margin-top="0.1cm" fo:margin-bottom="0cm"/>
      <style:text-properties fo:font-size="20pt"/>
    </style:style>
    <style:style style:name="One_20_Column_5f__5f__5f__5f__5f__5f__5f__5f_-subtitle" style:display-name="One Column________-subtitle" style:family="presentation">
      <style:graphic-properties draw:stroke="none" draw:fill="none" draw:textarea-vertical-align="middle">
        <text:list-style style:name="One_20_Column_5f__5f__5f__5f__5f__5f__5f__5f_-subtitle" style:display-name="One Column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-title" style:display-name="One Column________-title" style:family="presentation">
      <style:graphic-properties draw:stroke="none" draw:fill="none" draw:textarea-vertical-align="middle">
        <text:list-style style:name="One_20_Column_5f__5f__5f__5f__5f__5f__5f__5f_-title" style:display-name="One Column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-background" style:display-name="One Column__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_5f__5f_-backgroundobjects" style:display-name="One Column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_5f__5f_-notes" style:display-name="One Column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-outline1" style:display-name="One Column__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_5f__5f_-outline1" style:display-name="One Column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-outline2" style:display-name="One Column_________-outline2" style:family="presentation" style:parent-style-name="One_20_Column_5f__5f__5f__5f__5f__5f__5f__5f__5f_-outline1">
      <style:paragraph-properties fo:margin-top="0.2cm" fo:margin-bottom="0cm"/>
      <style:text-properties fo:font-size="28pt"/>
    </style:style>
    <style:style style:name="One_20_Column_5f__5f__5f__5f__5f__5f__5f__5f__5f_-outline3" style:display-name="One Column_________-outline3" style:family="presentation" style:parent-style-name="One_20_Column_5f__5f__5f__5f__5f__5f__5f__5f__5f_-outline2">
      <style:paragraph-properties fo:margin-top="0.2cm" fo:margin-bottom="0cm"/>
      <style:text-properties fo:font-size="24pt"/>
    </style:style>
    <style:style style:name="One_20_Column_5f__5f__5f__5f__5f__5f__5f__5f__5f_-outline4" style:display-name="One Column_________-outline4" style:family="presentation" style:parent-style-name="One_20_Column_5f__5f__5f__5f__5f__5f__5f__5f__5f_-outline3">
      <style:paragraph-properties fo:margin-top="0.2cm" fo:margin-bottom="0cm"/>
      <style:text-properties fo:font-size="20pt"/>
    </style:style>
    <style:style style:name="One_20_Column_5f__5f__5f__5f__5f__5f__5f__5f__5f_-outline5" style:display-name="One Column_________-outline5" style:family="presentation" style:parent-style-name="One_20_Column_5f__5f__5f__5f__5f__5f__5f__5f__5f_-outline4">
      <style:paragraph-properties fo:margin-top="0.2cm" fo:margin-bottom="0cm"/>
      <style:text-properties fo:font-size="20pt"/>
    </style:style>
    <style:style style:name="One_20_Column_5f__5f__5f__5f__5f__5f__5f__5f__5f_-outline6" style:display-name="One Column_________-outline6" style:family="presentation" style:parent-style-name="One_20_Column_5f__5f__5f__5f__5f__5f__5f__5f__5f_-outline5">
      <style:paragraph-properties fo:margin-top="0.2cm" fo:margin-bottom="0cm"/>
      <style:text-properties fo:font-size="20pt"/>
    </style:style>
    <style:style style:name="One_20_Column_5f__5f__5f__5f__5f__5f__5f__5f__5f_-outline7" style:display-name="One Column_________-outline7" style:family="presentation" style:parent-style-name="One_20_Column_5f__5f__5f__5f__5f__5f__5f__5f__5f_-outline6">
      <style:paragraph-properties fo:margin-top="0.2cm" fo:margin-bottom="0cm"/>
      <style:text-properties fo:font-size="20pt"/>
    </style:style>
    <style:style style:name="One_20_Column_5f__5f__5f__5f__5f__5f__5f__5f__5f_-outline8" style:display-name="One Column_________-outline8" style:family="presentation" style:parent-style-name="One_20_Column_5f__5f__5f__5f__5f__5f__5f__5f__5f_-outline7">
      <style:paragraph-properties fo:margin-top="0.1cm" fo:margin-bottom="0cm"/>
      <style:text-properties fo:font-size="20pt"/>
    </style:style>
    <style:style style:name="One_20_Column_5f__5f__5f__5f__5f__5f__5f__5f__5f_-outline9" style:display-name="One Column_________-outline9" style:family="presentation" style:parent-style-name="One_20_Column_5f__5f__5f__5f__5f__5f__5f__5f__5f_-outline8">
      <style:paragraph-properties fo:margin-top="0.1cm" fo:margin-bottom="0cm"/>
      <style:text-properties fo:font-size="20pt"/>
    </style:style>
    <style:style style:name="One_20_Column_5f__5f__5f__5f__5f__5f__5f__5f__5f_-subtitle" style:display-name="One Column_________-subtitle" style:family="presentation">
      <style:graphic-properties draw:stroke="none" draw:fill="none" draw:textarea-vertical-align="middle">
        <text:list-style style:name="One_20_Column_5f__5f__5f__5f__5f__5f__5f__5f__5f_-subtitle" style:display-name="One Column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-title" style:display-name="One Column_________-title" style:family="presentation">
      <style:graphic-properties draw:stroke="none" draw:fill="none" draw:textarea-vertical-align="middle">
        <text:list-style style:name="One_20_Column_5f__5f__5f__5f__5f__5f__5f__5f__5f_-title" style:display-name="One Column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-background" style:display-name="One Column___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_5f__5f__5f_-backgroundobjects" style:display-name="One Column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_5f__5f__5f_-notes" style:display-name="One Column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-outline1" style:display-name="One Column___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_5f__5f__5f_-outline1" style:display-name="One Column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-outline2" style:display-name="One Column__________-outline2" style:family="presentation" style:parent-style-name="One_20_Column_5f__5f__5f__5f__5f__5f__5f__5f__5f__5f_-outline1">
      <style:paragraph-properties fo:margin-top="0.2cm" fo:margin-bottom="0cm"/>
      <style:text-properties fo:font-size="28pt"/>
    </style:style>
    <style:style style:name="One_20_Column_5f__5f__5f__5f__5f__5f__5f__5f__5f__5f_-outline3" style:display-name="One Column__________-outline3" style:family="presentation" style:parent-style-name="One_20_Column_5f__5f__5f__5f__5f__5f__5f__5f__5f__5f_-outline2">
      <style:paragraph-properties fo:margin-top="0.2cm" fo:margin-bottom="0cm"/>
      <style:text-properties fo:font-size="24pt"/>
    </style:style>
    <style:style style:name="One_20_Column_5f__5f__5f__5f__5f__5f__5f__5f__5f__5f_-outline4" style:display-name="One Column__________-outline4" style:family="presentation" style:parent-style-name="One_20_Column_5f__5f__5f__5f__5f__5f__5f__5f__5f__5f_-outline3">
      <style:paragraph-properties fo:margin-top="0.2cm" fo:margin-bottom="0cm"/>
      <style:text-properties fo:font-size="20pt"/>
    </style:style>
    <style:style style:name="One_20_Column_5f__5f__5f__5f__5f__5f__5f__5f__5f__5f_-outline5" style:display-name="One Column__________-outline5" style:family="presentation" style:parent-style-name="One_20_Column_5f__5f__5f__5f__5f__5f__5f__5f__5f__5f_-outline4">
      <style:paragraph-properties fo:margin-top="0.2cm" fo:margin-bottom="0cm"/>
      <style:text-properties fo:font-size="20pt"/>
    </style:style>
    <style:style style:name="One_20_Column_5f__5f__5f__5f__5f__5f__5f__5f__5f__5f_-outline6" style:display-name="One Column__________-outline6" style:family="presentation" style:parent-style-name="One_20_Column_5f__5f__5f__5f__5f__5f__5f__5f__5f__5f_-outline5">
      <style:paragraph-properties fo:margin-top="0.2cm" fo:margin-bottom="0cm"/>
      <style:text-properties fo:font-size="20pt"/>
    </style:style>
    <style:style style:name="One_20_Column_5f__5f__5f__5f__5f__5f__5f__5f__5f__5f_-outline7" style:display-name="One Column__________-outline7" style:family="presentation" style:parent-style-name="One_20_Column_5f__5f__5f__5f__5f__5f__5f__5f__5f__5f_-outline6">
      <style:paragraph-properties fo:margin-top="0.2cm" fo:margin-bottom="0cm"/>
      <style:text-properties fo:font-size="20pt"/>
    </style:style>
    <style:style style:name="One_20_Column_5f__5f__5f__5f__5f__5f__5f__5f__5f__5f_-outline8" style:display-name="One Column__________-outline8" style:family="presentation" style:parent-style-name="One_20_Column_5f__5f__5f__5f__5f__5f__5f__5f__5f__5f_-outline7">
      <style:paragraph-properties fo:margin-top="0.1cm" fo:margin-bottom="0cm"/>
      <style:text-properties fo:font-size="20pt"/>
    </style:style>
    <style:style style:name="One_20_Column_5f__5f__5f__5f__5f__5f__5f__5f__5f__5f_-outline9" style:display-name="One Column__________-outline9" style:family="presentation" style:parent-style-name="One_20_Column_5f__5f__5f__5f__5f__5f__5f__5f__5f__5f_-outline8">
      <style:paragraph-properties fo:margin-top="0.1cm" fo:margin-bottom="0cm"/>
      <style:text-properties fo:font-size="20pt"/>
    </style:style>
    <style:style style:name="One_20_Column_5f__5f__5f__5f__5f__5f__5f__5f__5f__5f_-subtitle" style:display-name="One Column__________-subtitle" style:family="presentation">
      <style:graphic-properties draw:stroke="none" draw:fill="none" draw:textarea-vertical-align="middle">
        <text:list-style style:name="One_20_Column_5f__5f__5f__5f__5f__5f__5f__5f__5f__5f_-subtitle" style:display-name="One Column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-title" style:display-name="One Column__________-title" style:family="presentation">
      <style:graphic-properties draw:stroke="none" draw:fill="none" draw:textarea-vertical-align="middle">
        <text:list-style style:name="One_20_Column_5f__5f__5f__5f__5f__5f__5f__5f__5f__5f_-title" style:display-name="One Column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-background" style:display-name="One Column____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_5f__5f__5f__5f_-backgroundobjects" style:display-name="One Column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_5f__5f__5f__5f_-notes" style:display-name="One Column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-outline1" style:display-name="One Column____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_5f__5f__5f__5f_-outline1" style:display-name="One Column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-outline2" style:display-name="One Column___________-outline2" style:family="presentation" style:parent-style-name="One_20_Column_5f__5f__5f__5f__5f__5f__5f__5f__5f__5f__5f_-outline1">
      <style:paragraph-properties fo:margin-top="0.2cm" fo:margin-bottom="0cm"/>
      <style:text-properties fo:font-size="28pt"/>
    </style:style>
    <style:style style:name="One_20_Column_5f__5f__5f__5f__5f__5f__5f__5f__5f__5f__5f_-outline3" style:display-name="One Column___________-outline3" style:family="presentation" style:parent-style-name="One_20_Column_5f__5f__5f__5f__5f__5f__5f__5f__5f__5f__5f_-outline2">
      <style:paragraph-properties fo:margin-top="0.2cm" fo:margin-bottom="0cm"/>
      <style:text-properties fo:font-size="24pt"/>
    </style:style>
    <style:style style:name="One_20_Column_5f__5f__5f__5f__5f__5f__5f__5f__5f__5f__5f_-outline4" style:display-name="One Column___________-outline4" style:family="presentation" style:parent-style-name="One_20_Column_5f__5f__5f__5f__5f__5f__5f__5f__5f__5f__5f_-outline3">
      <style:paragraph-properties fo:margin-top="0.2cm" fo:margin-bottom="0cm"/>
      <style:text-properties fo:font-size="20pt"/>
    </style:style>
    <style:style style:name="One_20_Column_5f__5f__5f__5f__5f__5f__5f__5f__5f__5f__5f_-outline5" style:display-name="One Column___________-outline5" style:family="presentation" style:parent-style-name="One_20_Column_5f__5f__5f__5f__5f__5f__5f__5f__5f__5f__5f_-outline4">
      <style:paragraph-properties fo:margin-top="0.2cm" fo:margin-bottom="0cm"/>
      <style:text-properties fo:font-size="20pt"/>
    </style:style>
    <style:style style:name="One_20_Column_5f__5f__5f__5f__5f__5f__5f__5f__5f__5f__5f_-outline6" style:display-name="One Column___________-outline6" style:family="presentation" style:parent-style-name="One_20_Column_5f__5f__5f__5f__5f__5f__5f__5f__5f__5f__5f_-outline5">
      <style:paragraph-properties fo:margin-top="0.2cm" fo:margin-bottom="0cm"/>
      <style:text-properties fo:font-size="20pt"/>
    </style:style>
    <style:style style:name="One_20_Column_5f__5f__5f__5f__5f__5f__5f__5f__5f__5f__5f_-outline7" style:display-name="One Column___________-outline7" style:family="presentation" style:parent-style-name="One_20_Column_5f__5f__5f__5f__5f__5f__5f__5f__5f__5f__5f_-outline6">
      <style:paragraph-properties fo:margin-top="0.2cm" fo:margin-bottom="0cm"/>
      <style:text-properties fo:font-size="20pt"/>
    </style:style>
    <style:style style:name="One_20_Column_5f__5f__5f__5f__5f__5f__5f__5f__5f__5f__5f_-outline8" style:display-name="One Column___________-outline8" style:family="presentation" style:parent-style-name="One_20_Column_5f__5f__5f__5f__5f__5f__5f__5f__5f__5f__5f_-outline7">
      <style:paragraph-properties fo:margin-top="0.1cm" fo:margin-bottom="0cm"/>
      <style:text-properties fo:font-size="20pt"/>
    </style:style>
    <style:style style:name="One_20_Column_5f__5f__5f__5f__5f__5f__5f__5f__5f__5f__5f_-outline9" style:display-name="One Column___________-outline9" style:family="presentation" style:parent-style-name="One_20_Column_5f__5f__5f__5f__5f__5f__5f__5f__5f__5f__5f_-outline8">
      <style:paragraph-properties fo:margin-top="0.1cm" fo:margin-bottom="0cm"/>
      <style:text-properties fo:font-size="20pt"/>
    </style:style>
    <style:style style:name="One_20_Column_5f__5f__5f__5f__5f__5f__5f__5f__5f__5f__5f_-subtitle" style:display-name="One Column___________-subtitle" style:family="presentation">
      <style:graphic-properties draw:stroke="none" draw:fill="none" draw:textarea-vertical-align="middle">
        <text:list-style style:name="One_20_Column_5f__5f__5f__5f__5f__5f__5f__5f__5f__5f__5f_-subtitle" style:display-name="One Column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-title" style:display-name="One Column___________-title" style:family="presentation">
      <style:graphic-properties draw:stroke="none" draw:fill="none" draw:textarea-vertical-align="middle">
        <text:list-style style:name="One_20_Column_5f__5f__5f__5f__5f__5f__5f__5f__5f__5f__5f_-title" style:display-name="One Column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_5f_-background" style:display-name="One Column___________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_5f__5f__5f__5f__5f__5f__5f__5f__5f__5f__5f_-backgroundobjects" style:display-name="One Column___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_5f__5f__5f__5f__5f__5f__5f__5f__5f__5f__5f_-notes" style:display-name="One Column___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_5f_-outline1" style:display-name="One Column____________-outline1" style:family="presentation">
      <style:graphic-properties draw:stroke="none" draw:fill="none" draw:auto-grow-height="false" draw:fit-to-size="shrink-to-fit" style:shrink-to-fit="true">
        <text:list-style style:name="One_20_Column_5f__5f__5f__5f__5f__5f__5f__5f__5f__5f__5f__5f_-outline1" style:display-name="One Column___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2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_5f_-outline2" style:display-name="One Column____________-outline2" style:family="presentation" style:parent-style-name="One_20_Column_5f__5f__5f__5f__5f__5f__5f__5f__5f__5f__5f__5f_-outline1">
      <style:paragraph-properties fo:margin-top="0.2cm" fo:margin-bottom="0cm"/>
      <style:text-properties fo:font-size="28pt"/>
    </style:style>
    <style:style style:name="One_20_Column_5f__5f__5f__5f__5f__5f__5f__5f__5f__5f__5f__5f_-outline3" style:display-name="One Column____________-outline3" style:family="presentation" style:parent-style-name="One_20_Column_5f__5f__5f__5f__5f__5f__5f__5f__5f__5f__5f__5f_-outline2">
      <style:paragraph-properties fo:margin-top="0.2cm" fo:margin-bottom="0cm"/>
      <style:text-properties fo:font-size="24pt"/>
    </style:style>
    <style:style style:name="One_20_Column_5f__5f__5f__5f__5f__5f__5f__5f__5f__5f__5f__5f_-outline4" style:display-name="One Column____________-outline4" style:family="presentation" style:parent-style-name="One_20_Column_5f__5f__5f__5f__5f__5f__5f__5f__5f__5f__5f__5f_-outline3">
      <style:paragraph-properties fo:margin-top="0.2cm" fo:margin-bottom="0cm"/>
      <style:text-properties fo:font-size="20pt"/>
    </style:style>
    <style:style style:name="One_20_Column_5f__5f__5f__5f__5f__5f__5f__5f__5f__5f__5f__5f_-outline5" style:display-name="One Column____________-outline5" style:family="presentation" style:parent-style-name="One_20_Column_5f__5f__5f__5f__5f__5f__5f__5f__5f__5f__5f__5f_-outline4">
      <style:paragraph-properties fo:margin-top="0.2cm" fo:margin-bottom="0cm"/>
      <style:text-properties fo:font-size="20pt"/>
    </style:style>
    <style:style style:name="One_20_Column_5f__5f__5f__5f__5f__5f__5f__5f__5f__5f__5f__5f_-outline6" style:display-name="One Column____________-outline6" style:family="presentation" style:parent-style-name="One_20_Column_5f__5f__5f__5f__5f__5f__5f__5f__5f__5f__5f__5f_-outline5">
      <style:paragraph-properties fo:margin-top="0.2cm" fo:margin-bottom="0cm"/>
      <style:text-properties fo:font-size="20pt"/>
    </style:style>
    <style:style style:name="One_20_Column_5f__5f__5f__5f__5f__5f__5f__5f__5f__5f__5f__5f_-outline7" style:display-name="One Column____________-outline7" style:family="presentation" style:parent-style-name="One_20_Column_5f__5f__5f__5f__5f__5f__5f__5f__5f__5f__5f__5f_-outline6">
      <style:paragraph-properties fo:margin-top="0.2cm" fo:margin-bottom="0cm"/>
      <style:text-properties fo:font-size="20pt"/>
    </style:style>
    <style:style style:name="One_20_Column_5f__5f__5f__5f__5f__5f__5f__5f__5f__5f__5f__5f_-outline8" style:display-name="One Column____________-outline8" style:family="presentation" style:parent-style-name="One_20_Column_5f__5f__5f__5f__5f__5f__5f__5f__5f__5f__5f__5f_-outline7">
      <style:paragraph-properties fo:margin-top="0.1cm" fo:margin-bottom="0cm"/>
      <style:text-properties fo:font-size="20pt"/>
    </style:style>
    <style:style style:name="One_20_Column_5f__5f__5f__5f__5f__5f__5f__5f__5f__5f__5f__5f_-outline9" style:display-name="One Column____________-outline9" style:family="presentation" style:parent-style-name="One_20_Column_5f__5f__5f__5f__5f__5f__5f__5f__5f__5f__5f__5f_-outline8">
      <style:paragraph-properties fo:margin-top="0.1cm" fo:margin-bottom="0cm"/>
      <style:text-properties fo:font-size="20pt"/>
    </style:style>
    <style:style style:name="One_20_Column_5f__5f__5f__5f__5f__5f__5f__5f__5f__5f__5f__5f_-subtitle" style:display-name="One Column____________-subtitle" style:family="presentation">
      <style:graphic-properties draw:stroke="none" draw:fill="none" draw:textarea-vertical-align="middle">
        <text:list-style style:name="One_20_Column_5f__5f__5f__5f__5f__5f__5f__5f__5f__5f__5f__5f_-subtitle" style:display-name="One Column___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_5f__5f__5f__5f__5f__5f__5f__5f__5f__5f__5f__5f_-title" style:display-name="One Column____________-title" style:family="presentation">
      <style:graphic-properties draw:stroke="none" draw:fill="none" draw:textarea-vertical-align="middle">
        <text:list-style style:name="One_20_Column_5f__5f__5f__5f__5f__5f__5f__5f__5f__5f__5f__5f_-title" style:display-name="One Column___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top" draw:auto-grow-height="false" fo:min-height="11.603cm" fo:min-width="11.30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opacity="4%" draw:textarea-vertical-align="top" draw:auto-grow-height="false" fo:min-height="9.479cm" fo:min-width="9.193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0145ac" draw:textarea-vertical-align="top" draw:auto-grow-height="false" fo:min-height="5.038cm" fo:min-width="4.768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82c7a5" draw:textarea-vertical-align="top" draw:auto-grow-height="false" fo:min-height="6.774cm" fo:min-width="6.55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gr8" style:family="graphic" style:parent-style-name="standard">
      <style:graphic-properties draw:stroke="none" svg:stroke-width="0cm" draw:fill="solid" draw:fill-color="#ffffff" draw:opacity="4%" draw:textarea-vertical-align="top" draw:auto-grow-height="false" fo:min-height="2.032cm" fo:min-width="1.782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0145ac" draw:textarea-vertical-align="top" draw:auto-grow-height="false" fo:min-height="1.433cm" fo:min-width="1.183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82c7a5" draw:textarea-vertical-align="top" draw:auto-grow-height="false" fo:min-height="1.994cm" fo:min-width="1.744cm" fo:padding-top="0.125cm" fo:padding-bottom="0.125cm" fo:padding-left="0.25cm" fo:padding-right="0.25cm" fo:wrap-option="wrap"/>
    </style:style>
    <style:style style:name="Mpr1" style:family="presentation" style:parent-style-name="Title-title">
      <style:graphic-properties draw:auto-grow-height="false" fo:min-height="2.63cm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ne_20_Column-outline1">
      <style:graphic-properties fo:min-height="9.135cm"/>
    </style:style>
    <style:style style:name="Mpr5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6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7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9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One_20_Column_5f_-outline1">
      <style:graphic-properties fo:min-height="9.135cm"/>
    </style:style>
    <style:style style:name="Mpr12" style:family="presentation" style:parent-style-name="One_20_Column_5f_-backgroundobjects">
      <style:graphic-properties draw:stroke="none" draw:fill="none" draw:fill-color="#ffffff" draw:auto-grow-height="false" fo:min-height="1.086cm"/>
    </style:style>
    <style:style style:name="Mpr13" style:family="presentation" style:parent-style-name="One_20_Column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One_20_Column_5f__5f_-outline1">
      <style:graphic-properties fo:min-height="9.135cm"/>
    </style:style>
    <style:style style:name="Mpr16" style:family="presentation" style:parent-style-name="One_20_Column_5f__5f_-backgroundobjects">
      <style:graphic-properties draw:stroke="none" draw:fill="none" draw:fill-color="#ffffff" draw:auto-grow-height="false" fo:min-height="1.086cm"/>
    </style:style>
    <style:style style:name="Mpr17" style:family="presentation" style:parent-style-name="One_20_Column_5f_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One_20_Column_5f_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One_20_Column_5f__5f__5f_-outline1">
      <style:graphic-properties fo:min-height="9.135cm"/>
    </style:style>
    <style:style style:name="Mpr20" style:family="presentation" style:parent-style-name="One_20_Column_5f__5f__5f_-backgroundobjects">
      <style:graphic-properties draw:stroke="none" draw:fill="none" draw:fill-color="#ffffff" draw:auto-grow-height="false" fo:min-height="1.086cm"/>
    </style:style>
    <style:style style:name="Mpr21" style:family="presentation" style:parent-style-name="One_20_Column_5f__5f_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One_20_Column_5f__5f__5f_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One_20_Column_5f__5f__5f__5f_-outline1">
      <style:graphic-properties fo:min-height="9.135cm"/>
    </style:style>
    <style:style style:name="Mpr24" style:family="presentation" style:parent-style-name="One_20_Column_5f__5f__5f__5f_-backgroundobjects">
      <style:graphic-properties draw:stroke="none" draw:fill="none" draw:fill-color="#ffffff" draw:auto-grow-height="false" fo:min-height="1.086cm"/>
    </style:style>
    <style:style style:name="Mpr25" style:family="presentation" style:parent-style-name="One_20_Column_5f__5f__5f_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One_20_Column_5f__5f__5f__5f_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One_20_Column_5f__5f__5f__5f__5f_-outline1">
      <style:graphic-properties fo:min-height="9.135cm"/>
    </style:style>
    <style:style style:name="Mpr28" style:family="presentation" style:parent-style-name="One_20_Column_5f__5f__5f__5f__5f_-backgroundobjects">
      <style:graphic-properties draw:stroke="none" draw:fill="none" draw:fill-color="#ffffff" draw:auto-grow-height="false" fo:min-height="1.086cm"/>
    </style:style>
    <style:style style:name="Mpr29" style:family="presentation" style:parent-style-name="One_20_Column_5f__5f__5f__5f__5f_-backgroundobjects">
      <style:graphic-properties draw:stroke="none" draw:fill="none" draw:fill-color="#ffffff" draw:auto-grow-height="false" fo:min-height="1.485cm"/>
    </style:style>
    <style:style style:name="Mpr30" style:family="presentation" style:parent-style-name="One_20_Column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One_20_Column_5f__5f__5f__5f__5f__5f_-outline1">
      <style:graphic-properties fo:min-height="9.135cm"/>
    </style:style>
    <style:style style:name="Mpr32" style:family="presentation" style:parent-style-name="One_20_Column_5f__5f__5f__5f__5f__5f_-backgroundobjects">
      <style:graphic-properties draw:stroke="none" draw:fill="none" draw:fill-color="#ffffff" draw:auto-grow-height="false" fo:min-height="1.086cm"/>
    </style:style>
    <style:style style:name="Mpr33" style:family="presentation" style:parent-style-name="One_20_Column_5f__5f__5f__5f__5f__5f_-backgroundobjects">
      <style:graphic-properties draw:stroke="none" draw:fill="none" draw:fill-color="#ffffff" draw:auto-grow-height="false" fo:min-height="1.485cm"/>
    </style:style>
    <style:style style:name="Mpr34" style:family="presentation" style:parent-style-name="One_20_Column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One_20_Column_5f__5f__5f__5f__5f__5f__5f_-outline1">
      <style:graphic-properties fo:min-height="9.135cm"/>
    </style:style>
    <style:style style:name="Mpr36" style:family="presentation" style:parent-style-name="One_20_Column_5f__5f__5f__5f__5f__5f__5f_-backgroundobjects">
      <style:graphic-properties draw:stroke="none" draw:fill="none" draw:fill-color="#ffffff" draw:auto-grow-height="false" fo:min-height="1.086cm"/>
    </style:style>
    <style:style style:name="Mpr37" style:family="presentation" style:parent-style-name="One_20_Column_5f__5f__5f__5f__5f__5f__5f_-backgroundobjects">
      <style:graphic-properties draw:stroke="none" draw:fill="none" draw:fill-color="#ffffff" draw:auto-grow-height="false" fo:min-height="1.485cm"/>
    </style:style>
    <style:style style:name="Mpr38" style:family="presentation" style:parent-style-name="One_20_Column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One_20_Column_5f__5f__5f__5f__5f__5f__5f__5f_-outline1">
      <style:graphic-properties fo:min-height="9.135cm"/>
    </style:style>
    <style:style style:name="Mpr40" style:family="presentation" style:parent-style-name="One_20_Column_5f__5f__5f__5f__5f__5f__5f__5f_-backgroundobjects">
      <style:graphic-properties draw:stroke="none" draw:fill="none" draw:fill-color="#ffffff" draw:auto-grow-height="false" fo:min-height="1.086cm"/>
    </style:style>
    <style:style style:name="Mpr41" style:family="presentation" style:parent-style-name="One_20_Column_5f__5f__5f__5f__5f__5f__5f__5f_-backgroundobjects">
      <style:graphic-properties draw:stroke="none" draw:fill="none" draw:fill-color="#ffffff" draw:auto-grow-height="false" fo:min-height="1.485cm"/>
    </style:style>
    <style:style style:name="Mpr42" style:family="presentation" style:parent-style-name="One_20_Column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One_20_Column_5f__5f__5f__5f__5f__5f__5f__5f__5f_-outline1">
      <style:graphic-properties fo:min-height="9.135cm"/>
    </style:style>
    <style:style style:name="Mpr44" style:family="presentation" style:parent-style-name="One_20_Column_5f__5f__5f__5f__5f__5f__5f__5f__5f_-backgroundobjects">
      <style:graphic-properties draw:stroke="none" draw:fill="none" draw:fill-color="#ffffff" draw:auto-grow-height="false" fo:min-height="1.086cm"/>
    </style:style>
    <style:style style:name="Mpr45" style:family="presentation" style:parent-style-name="One_20_Column_5f__5f__5f__5f__5f__5f__5f__5f__5f_-backgroundobjects">
      <style:graphic-properties draw:stroke="none" draw:fill="none" draw:fill-color="#ffffff" draw:auto-grow-height="false" fo:min-height="1.485cm"/>
    </style:style>
    <style:style style:name="Mpr46" style:family="presentation" style:parent-style-name="One_20_Column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One_20_Column_5f__5f__5f__5f__5f__5f__5f__5f__5f__5f_-outline1">
      <style:graphic-properties fo:min-height="9.135cm"/>
    </style:style>
    <style:style style:name="Mpr48" style:family="presentation" style:parent-style-name="One_20_Column_5f__5f__5f__5f__5f__5f__5f__5f__5f__5f_-backgroundobjects">
      <style:graphic-properties draw:stroke="none" draw:fill="none" draw:fill-color="#ffffff" draw:auto-grow-height="false" fo:min-height="1.086cm"/>
    </style:style>
    <style:style style:name="Mpr49" style:family="presentation" style:parent-style-name="One_20_Column_5f__5f__5f__5f__5f__5f__5f__5f__5f__5f_-backgroundobjects">
      <style:graphic-properties draw:stroke="none" draw:fill="none" draw:fill-color="#ffffff" draw:auto-grow-height="false" fo:min-height="1.485cm"/>
    </style:style>
    <style:style style:name="Mpr50" style:family="presentation" style:parent-style-name="One_20_Column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One_20_Column_5f__5f__5f__5f__5f__5f__5f__5f__5f__5f__5f_-outline1">
      <style:graphic-properties fo:min-height="9.135cm"/>
    </style:style>
    <style:style style:name="Mpr52" style:family="presentation" style:parent-style-name="One_20_Column_5f__5f__5f__5f__5f__5f__5f__5f__5f__5f__5f_-backgroundobjects">
      <style:graphic-properties draw:stroke="none" draw:fill="none" draw:fill-color="#ffffff" draw:auto-grow-height="false" fo:min-height="1.086cm"/>
    </style:style>
    <style:style style:name="Mpr53" style:family="presentation" style:parent-style-name="One_20_Column_5f__5f__5f__5f__5f__5f__5f__5f__5f__5f__5f_-backgroundobjects">
      <style:graphic-properties draw:stroke="none" draw:fill="none" draw:fill-color="#ffffff" draw:auto-grow-height="false" fo:min-height="1.485cm"/>
    </style:style>
    <style:style style:name="Mpr54" style:family="presentation" style:parent-style-name="One_20_Column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r55" style:family="presentation" style:parent-style-name="One_20_Column_5f__5f__5f__5f__5f__5f__5f__5f__5f__5f__5f__5f_-outline1">
      <style:graphic-properties fo:min-height="9.135cm"/>
    </style:style>
    <style:style style:name="Mpr56" style:family="presentation" style:parent-style-name="One_20_Column_5f__5f__5f__5f__5f__5f__5f__5f__5f__5f__5f__5f_-backgroundobjects">
      <style:graphic-properties draw:stroke="none" draw:fill="none" draw:fill-color="#ffffff" draw:auto-grow-height="false" fo:min-height="1.086cm"/>
    </style:style>
    <style:style style:name="Mpr57" style:family="presentation" style:parent-style-name="One_20_Column_5f__5f__5f__5f__5f__5f__5f__5f__5f__5f__5f__5f_-backgroundobjects">
      <style:graphic-properties draw:stroke="none" draw:fill="none" draw:fill-color="#ffffff" draw:auto-grow-height="false" fo:min-height="1.485cm"/>
    </style:style>
    <style:style style:name="Mpr58" style:family="presentation" style:parent-style-name="One_20_Column_5f__5f__5f__5f__5f__5f__5f__5f__5f_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ffffff" draw:opacity="4%"/>
      <style:paragraph-properties fo:text-align="start"/>
      <style:text-properties fo:font-size="18pt"/>
    </style:style>
    <style:style style:name="MP6" style:family="paragraph">
      <loext:graphic-properties draw:fill="solid" draw:fill-color="#0145ac"/>
      <style:paragraph-properties fo:text-align="start"/>
      <style:text-properties fo:font-size="18pt"/>
    </style:style>
    <style:style style:name="MP7" style:family="paragraph">
      <loext:graphic-properties draw:fill="solid" draw:fill-color="#82c7a5"/>
      <style:paragraph-properties fo:text-align="start"/>
      <style:text-properties fo:font-size="18pt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Title" style:page-layout-name="PM1" draw:style-name="Mdp1">
      <draw:g draw:name="Group 2">
        <draw:custom-shape draw:name="CustomShape 3" draw:style-name="Mgr3" draw:text-style-name="MP5" draw:layer="backgroundobjects" svg:width="15.743cm" svg:height="15.803cm" draw:transform="rotate (1.5707963267949) translate (0.001cm 15.7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4" draw:style-name="Mgr4" draw:text-style-name="MP5" draw:layer="backgroundobjects" svg:width="12.21cm" svg:height="12.255cm" draw:transform="rotate (1.5707963267949) translate (-0.001cm 15.716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5" draw:style-name="Mgr5" draw:text-style-name="MP6" draw:layer="backgroundobjects" svg:width="7.024cm" svg:height="7.05cm" draw:transform="rotate (1.5707963267949) translate (0.006cm 7.031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6" draw:style-name="Mgr6" draw:text-style-name="MP7" draw:layer="backgroundobjects" svg:width="7.05cm" svg:height="7.024cm" svg:x="2.001cm" svg:y="1.803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Mpr1" draw:layer="backgroundobjects" svg:width="16.4cm" svg:height="1.829cm" svg:x="10.4cm" svg:y="4.4cm" presentation:class="title">
        <draw:text-box>
          <text:p>Format des Titeltextes durch Klicken bearbeiten</text:p>
        </draw:text-box>
      </draw:frame>
      <draw:frame presentation:style-name="Title-outline1" draw:layer="backgroundobjects" svg:width="17.999cm" svg:height="7.219cm" svg:x="14.5cm" svg:y="10.8cm" presentation:class="outline" presentation:placeholder="true">
        <draw:text-box/>
      </draw:frame>
      <draw:frame draw:style-name="Mgr7" draw:text-style-name="MP8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name="CustomShape 1" draw:style-name="Mgr8" draw:text-style-name="MP5" draw:layer="backgroundobjects" svg:width="4.563cm" svg:height="4.563cm" draw:transform="rotate (-1.5707963267949) translate (27.963cm 0.037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-title" draw:layer="backgroundobjects" svg:width="25.2cm" svg:height="2.3cm" svg:x="1.4cm" svg:y="0.9cm" presentation:class="title" presentation:placeholder="true">
        <draw:text-box/>
      </draw:frame>
      <draw:frame presentation:style-name="Mpr4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8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8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-title" draw:layer="backgroundobjects" svg:width="25.2cm" svg:height="2.3cm" svg:x="1.4cm" svg:y="0.9cm" presentation:class="title" presentation:placeholder="true">
        <draw:text-box/>
      </draw:frame>
      <draw:frame presentation:style-name="Mpr11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" style:display-name="One Column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-title" draw:layer="backgroundobjects" svg:width="25.2cm" svg:height="2.3cm" svg:x="1.4cm" svg:y="0.9cm" presentation:class="title" presentation:placeholder="true">
        <draw:text-box/>
      </draw:frame>
      <draw:frame presentation:style-name="Mpr15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1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-title" draw:layer="backgroundobjects" svg:width="19.798cm" svg:height="11.136cm" svg:x="0.6cm" svg:y="2.257cm" presentation:class="page"/>
        <draw:frame presentation:style-name="One_20_Column_5f_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" style:display-name="One Column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-title" draw:layer="backgroundobjects" svg:width="25.2cm" svg:height="2.3cm" svg:x="1.4cm" svg:y="0.9cm" presentation:class="title" presentation:placeholder="true">
        <draw:text-box/>
      </draw:frame>
      <draw:frame presentation:style-name="Mpr19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0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20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-title" draw:layer="backgroundobjects" svg:width="19.798cm" svg:height="11.136cm" svg:x="0.6cm" svg:y="2.257cm" presentation:class="page"/>
        <draw:frame presentation:style-name="One_20_Column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" style:display-name="One Column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-title" draw:layer="backgroundobjects" svg:width="25.2cm" svg:height="2.3cm" svg:x="1.4cm" svg:y="0.9cm" presentation:class="title" presentation:placeholder="true">
        <draw:text-box/>
      </draw:frame>
      <draw:frame presentation:style-name="Mpr23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4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24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24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-title" draw:layer="backgroundobjects" svg:width="19.798cm" svg:height="11.136cm" svg:x="0.6cm" svg:y="2.257cm" presentation:class="page"/>
        <draw:frame presentation:style-name="One_20_Column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" style:display-name="One Column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-title" draw:layer="backgroundobjects" svg:width="25.2cm" svg:height="2.3cm" svg:x="1.4cm" svg:y="0.9cm" presentation:class="title" presentation:placeholder="true">
        <draw:text-box/>
      </draw:frame>
      <draw:frame presentation:style-name="Mpr27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8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28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-title" draw:layer="backgroundobjects" svg:width="19.798cm" svg:height="11.136cm" svg:x="0.6cm" svg:y="2.257cm" presentation:class="page"/>
        <draw:frame presentation:style-name="One_20_Column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" style:display-name="One Column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31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2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2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-title" draw:layer="backgroundobjects" svg:width="19.798cm" svg:height="11.136cm" svg:x="0.6cm" svg:y="2.257cm" presentation:class="page"/>
        <draw:frame presentation:style-name="One_20_Column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" style:display-name="One Column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35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-title" draw:layer="backgroundobjects" svg:width="19.798cm" svg:height="11.136cm" svg:x="0.6cm" svg:y="2.257cm" presentation:class="page"/>
        <draw:frame presentation:style-name="One_20_Column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_5f_" style:display-name="One Column_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39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0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40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_5f_-title" draw:layer="backgroundobjects" svg:width="19.798cm" svg:height="11.136cm" svg:x="0.6cm" svg:y="2.257cm" presentation:class="page"/>
        <draw:frame presentation:style-name="One_20_Column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_5f__5f_" style:display-name="One Column__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43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4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44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44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_5f__5f_-title" draw:layer="backgroundobjects" svg:width="19.798cm" svg:height="11.136cm" svg:x="0.6cm" svg:y="2.257cm" presentation:class="page"/>
        <draw:frame presentation:style-name="One_20_Column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_5f__5f__5f_" style:display-name="One Column___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47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8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48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48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_5f__5f__5f_-title" draw:layer="backgroundobjects" svg:width="19.798cm" svg:height="11.136cm" svg:x="0.6cm" svg:y="2.257cm" presentation:class="page"/>
        <draw:frame presentation:style-name="One_20_Column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_5f__5f__5f__5f_" style:display-name="One Column____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51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2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52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52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_5f__5f__5f__5f_-title" draw:layer="backgroundobjects" svg:width="19.798cm" svg:height="11.136cm" svg:x="0.6cm" svg:y="2.257cm" presentation:class="page"/>
        <draw:frame presentation:style-name="One_20_Column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One_20_Column_5f__5f__5f__5f__5f__5f__5f__5f__5f__5f__5f__5f_" style:display-name="One Column____________" style:page-layout-name="PM1" draw:style-name="Mdp1">
      <draw:g draw:name="Group 1">
        <draw:custom-shape draw:name="CustomShape 2" draw:style-name="Mgr9" draw:text-style-name="MP6" draw:layer="backgroundobjects" svg:width="2.244cm" svg:height="2.244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CustomShape 3" draw:style-name="Mgr10" draw:text-style-name="MP7" draw:layer="backgroundobjects" svg:width="2.244cm" svg:height="2.244cm" svg:x="0.634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presentation:style-name="One_20_Column_5f__5f__5f__5f__5f__5f__5f__5f__5f__5f__5f__5f_-title" draw:layer="backgroundobjects" svg:width="25.2cm" svg:height="2.3cm" svg:x="1.4cm" svg:y="0.9cm" presentation:class="title" presentation:placeholder="true">
        <draw:text-box/>
      </draw:frame>
      <draw:frame presentation:style-name="Mpr55" draw:layer="backgroundobjects" svg:width="25.199cm" svg:height="9.134cm" svg:x="1.4cm" svg:y="3.685cm" presentation:class="outline">
        <draw:text-box>
          <text:list text:style-name="ML3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5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5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One_20_Column_5f__5f__5f__5f__5f__5f__5f__5f__5f__5f__5f__5f_-title" draw:layer="backgroundobjects" svg:width="19.798cm" svg:height="11.136cm" svg:x="0.6cm" svg:y="2.257cm" presentation:class="page"/>
        <draw:frame presentation:style-name="One_20_Column_5f__5f__5f__5f__5f__5f__5f__5f__5f_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5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07:20:05.131453669</meta:creation-date>
    <meta:editing-duration>PT2H46M43S</meta:editing-duration>
    <meta:editing-cycles>35</meta:editing-cycles>
    <meta:generator>LibreOffice/6.0.6.2$Linux_X86_64 LibreOffice_project/00m0$Build-2</meta:generator>
    <dc:title>Portfolio</dc:title>
    <dc:date>2018-12-19T11:07:47.141139183</dc:date>
    <meta:document-statistic meta:object-count="253"/>
    <meta:template xlink:type="simple" xlink:actuate="onRequest" xlink:title="Portfolio" xlink:href="../../../../Dunkle%20Vorlaage.otp" meta:date="2018-12-19T07:20:03.850125618"/>
  </office:meta>
</office:document-meta>
</file>